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153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3333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3333"/>
      <style:text-properties fo:color="#000000"/>
    </style:style>
    <style:style style:name="ce1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l_DICOM</text:p>
          </table:table-cell>
          <table:table-cell office:value-type="string" calcext:value-type="string">
            <text:p>bl_rs</text:p>
          </table:table-cell>
          <table:table-cell office:value-type="string" calcext:value-type="string">
            <text:p>bl_dwi</text:p>
          </table:table-cell>
          <table:table-cell office:value-type="string" calcext:value-type="string">
            <text:p>fu_DICOM</text:p>
          </table:table-cell>
          <table:table-cell office:value-type="string" calcext:value-type="string">
            <text:p>fu_rs</text:p>
          </table:table-cell>
          <table:table-cell office:value-type="string" calcext:value-type="string">
            <text:p>fu_dwi</text:p>
          </table:table-cell>
          <table:table-cell office:value-type="string" calcext:value-type="string">
            <text:p>fu2_DICOM</text:p>
          </table:table-cell>
          <table:table-cell office:value-type="string" calcext:value-type="string">
            <text:p>fu2_rs</text:p>
          </table:table-cell>
          <table:table-cell office:value-type="string" calcext:value-type="string">
            <text:p>fu2_dwi</text:p>
          </table:table-cell>
          <table:table-cell office:value-type="string" calcext:value-type="string">
            <text:p>dwi_comments</text:p>
          </table:table-cell>
          <table:table-cell office:value-type="string" calcext:value-type="string">
            <text:p>rs comment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DI002</text:p>
          </table:table-cell>
          <table:table-cell table:number-columns-repeated="6" table:style-name="ce2" office:value-type="string" calcext:value-type="string">
            <text:p>N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10" office:value-type="string" calcext:value-type="string">
            <text:p>T1 weighted image non-isotropic</text:p>
          </table:table-cell>
          <table:table-cell table:number-columns-repeated="2"/>
          <table:table-cell office:value-type="string" calcext:value-type="string">
            <text:p>BL</text:p>
          </table:table-cell>
          <table:table-cell table:formula="of:=SUM([.B2:.B52])"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I0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style-name="ce1" office:value-type="string" calcext:value-type="string">
            <text:p>Fu2:ICA AROMA error: Found 33 head motion-related components in a total of 33 components</text:p>
          </table:table-cell>
          <table:table-cell table:number-columns-repeated="2"/>
          <table:table-cell office:value-type="string" calcext:value-type="string">
            <text:p>FU</text:p>
          </table:table-cell>
          <table:table-cell table:formula="of:=SUM([.E2:.E52])"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I004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U2</text:p>
          </table:table-cell>
          <table:table-cell table:formula="of:=SUM([.H2:.H52])"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I005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table:formula="of:=SUM([.P2:.P4])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I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6 issue dataset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I00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DI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otion artifacts, FS did not run correctly for fu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1" office:value-type="string" calcext:value-type="string">
            <text:p>Fu2:ICA AROMA error: Found 31 head motion-related components in a total of 31 components, but motion doesn’t look too bad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DI0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11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6" office:value-type="string" calcext:value-type="string">
            <text:p>bl: b0 dwi scan has 59 slices, long dwi has 58 slices; cropped 1/3 slices in B-weighted; fieldmap image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style-name="ce6" office:value-type="string" calcext:value-type="string">
            <text:p>merged bl rs scans (Nvols=3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4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11" office:value-type="string" calcext:value-type="string">
            <text:p>changed interfaces.py to run B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5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DI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large dura, manually corrected brainmask but no improve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6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8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erged fu2 rs scans (Nvols=3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8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/>
          <table:table-cell table:style-name="ce10" office:value-type="string" calcext:value-type="string">
            <text:p>fu2 completely different scan nam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0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DI11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strong motion artifact on bl t1, therefore freesurfer surface reco did not work correctly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2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style-name="ce6" table:number-columns-repeated="26"/>
          <table:table-cell table:style-name="ce2" table:number-columns-repeated="986"/>
        </table:table-row>
        <table:table-row table:style-name="ro1">
          <table:table-cell office:value-type="string" calcext:value-type="string">
            <text:p>ADI13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14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one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participants.A1:participants.L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3:29:55.139237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16:56:38.182419447</dc:date>
    <meta:editing-duration>P1DT6H52M4S</meta:editing-duration>
    <meta:editing-cycles>28</meta:editing-cycles>
    <meta:generator>LibreOffice/6.0.7.3$Linux_X86_64 LibreOffice_project/00m0$Build-3</meta:generator>
    <meta:document-statistic meta:table-count="1" meta:cell-count="582" meta:object-count="0"/>
  </office:meta>
</office:document-meta>
</file>